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9.05cm" table:align="margins"/>
    </style:style>
    <style:style style:name="Tabla1.A" style:family="table-column">
      <style:table-column-properties style:column-width="9.525cm" style:rel-column-width="32767*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able_20_Paragraph">
      <style:paragraph-properties fo:margin-left="0.302cm" fo:margin-right="0cm" fo:margin-top="0.21cm" fo:margin-bottom="0cm" style:contextual-spacing="false" fo:text-indent="0cm" style:auto-text-indent="false">
        <style:tab-stops/>
      </style:paragraph-properties>
      <style:text-properties officeooo:paragraph-rsid="0017592f"/>
    </style:style>
    <style:style style:name="P3" style:family="paragraph" style:parent-style-name="Standard">
      <style:paragraph-properties fo:line-height="5%"/>
    </style:style>
    <style:style style:name="P4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P5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officeooo:rsid="0017592f" officeooo:paragraph-rsid="0017592f"/>
    </style:style>
    <style:style style:name="P8" style:family="paragraph" style:parent-style-name="Title" style:master-page-name="MP11">
      <style:paragraph-properties style:page-number="auto" fo:break-before="page"/>
    </style:style>
    <style:style style:name="T1" style:family="text">
      <style:text-properties style:text-scale="95%"/>
    </style:style>
    <style:style style:name="T2" style:family="text">
      <style:text-properties fo:letter-spacing="-0.004cm" style:text-scale="95%"/>
    </style:style>
    <style:style style:name="T3" style:family="text">
      <style:text-properties fo:letter-spacing="-0.002cm" style:text-scale="95%"/>
    </style:style>
    <style:style style:name="T4" style:family="text">
      <style:text-properties fo:letter-spacing="-0.005cm" style:text-scale="95%"/>
    </style:style>
    <style:style style:name="T5" style:family="text">
      <style:text-properties style:font-name="Times New Roman" fo:font-size="13pt" style:font-size-asian="13pt"/>
    </style:style>
    <style:style style:name="T6" style:family="text">
      <style:text-properties style:font-name="Times New Roman" fo:font-size="13pt" fo:letter-spacing="-0.002cm" style:font-size-asian="13pt"/>
    </style:style>
    <style:style style:name="T7" style:family="text">
      <style:text-properties style:font-name="Times New Roman" fo:font-size="13pt" fo:letter-spacing="0.06cm" style:font-size-asian="13pt"/>
    </style:style>
    <style:style style:name="T8" style:family="text">
      <style:text-properties style:font-name="Times New Roman" fo:font-size="13pt" fo:letter-spacing="0.062cm" style:font-size-asian="13pt"/>
    </style:style>
    <style:style style:name="T9" style:family="text">
      <style:text-properties style:font-name="Times New Roman" fo:font-size="13pt" fo:letter-spacing="0.026cm" style:font-size-asian="13pt"/>
    </style:style>
    <style:style style:name="T10" style:family="text">
      <style:text-properties style:font-name="Times New Roman" fo:font-size="13pt" fo:letter-spacing="0.028cm" style:font-size-asian="13pt"/>
    </style:style>
    <style:style style:name="T11" style:family="text">
      <style:text-properties style:font-name="Sans Serif Collection" style:text-scale="95%"/>
    </style:style>
    <style:style style:name="T12" style:family="text">
      <style:text-properties style:font-name="Sans Serif Collection" fo:letter-spacing="-0.004cm" style:text-scale="95%"/>
    </style:style>
    <style:style style:name="T13" style:family="text">
      <style:text-properties style:font-name="Sans Serif Collection" fo:letter-spacing="-0.002cm" style:text-scale="95%"/>
    </style:style>
    <style:style style:name="T14" style:family="text">
      <style:text-properties style:font-name="Sans Serif Collection" fo:letter-spacing="-0.005cm" style:text-scale="95%"/>
    </style:style>
    <style:style style:name="T15" style:family="text">
      <style:text-properties fo:color="#323232" loext:opacity="100%" style:font-name="Arial1" fo:font-size="10.5pt" style:font-size-asian="10.5pt"/>
    </style:style>
    <style:style style:name="T16" style:family="text">
      <style:text-properties fo:color="#323232" loext:opacity="100%" style:font-name="Arial1" fo:font-size="10.5pt" fo:letter-spacing="0.016cm" style:font-size-asian="10.5pt"/>
    </style:style>
    <style:style style:name="T17" style:family="text">
      <style:text-properties fo:color="#323232" loext:opacity="100%" style:font-name="Arial1" fo:font-size="10.5pt" fo:letter-spacing="-0.014cm" style:font-size-asian="10.5pt"/>
    </style:style>
    <style:style style:name="T18" style:family="text">
      <style:text-properties fo:color="#323232" loext:opacity="100%" style:font-name="Arial1" fo:font-size="10.5pt" fo:letter-spacing="0.025cm" style:font-size-asian="10.5pt"/>
    </style:style>
    <style:style style:name="T19" style:family="text">
      <style:text-properties fo:color="#323232" loext:opacity="100%" style:font-name="Arial1" fo:font-size="10.5pt" fo:letter-spacing="0.026cm" style:font-size-asian="10.5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Absatz-Standardschriftart"><text:span text:style-name="T11">Reparto</text:span></text:span><text:span text:style-name="Absatz-Standardschriftart"><text:span text:style-name="T12"> </text:span></text:span><text:span text:style-name="Absatz-Standardschriftart"><text:span text:style-name="T11">de</text:span></text:span><text:span text:style-name="Absatz-Standardschriftart"><text:span text:style-name="T13"> </text:span></text:span><text:span text:style-name="Absatz-Standardschriftart"><text:span text:style-name="T14">tar</text:span></text:span><text:span text:style-name="Absatz-Standardschriftart"><text:span text:style-name="T12">eas</text:span></text:span>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7">Tarea</text:p>
          </table:table-cell>
          <table:table-cell table:style-name="Tabla1.B1" office:value-type="string">
            <text:p text:style-name="P7">Reponsable</text:p>
          </table:table-cell>
        </table:table-row>
        <table:table-row>
          <table:table-cell table:style-name="Tabla1.A2" office:value-type="string">
            <text:p text:style-name="P6">Añadir nodos al principio y al ﬁnal</text:p>
          </table:table-cell>
          <table:table-cell table:style-name="Tabla1.B2" office:value-type="string">
            <text:p text:style-name="P7">Javier Espi Olivares</text:p>
          </table:table-cell>
        </table:table-row>
        <table:table-row>
          <table:table-cell table:style-name="Tabla1.A2" office:value-type="string">
            <text:p text:style-name="P2"><text:span text:style-name="Absatz-Standardschriftart"><text:span text:style-name="T15">Añadir</text:span></text:span><text:span text:style-name="Absatz-Standardschriftart"><text:span text:style-name="T16"> </text:span></text:span><text:span text:style-name="Absatz-Standardschriftart"><text:span text:style-name="T15">nodos</text:span></text:span><text:span text:style-name="Absatz-Standardschriftart"><text:span text:style-name="T16"> </text:span></text:span><text:span text:style-name="Absatz-Standardschriftart"><text:span text:style-name="T15">en</text:span></text:span><text:span text:style-name="Absatz-Standardschriftart"><text:span text:style-name="T16"> </text:span></text:span><text:span text:style-name="Absatz-Standardschriftart"><text:span text:style-name="T15">puestos</text:span></text:span><text:span text:style-name="Absatz-Standardschriftart"><text:span text:style-name="T16"> </text:span></text:span><text:span text:style-name="Absatz-Standardschriftart"><text:span text:style-name="T15">intermedios</text:span></text:span><text:span text:style-name="Absatz-Standardschriftart"><text:span text:style-name="T16"> </text:span></text:span><text:span text:style-name="Absatz-Standardschriftart"><text:span text:style-name="T15">y</text:span></text:span><text:span text:style-name="Absatz-Standardschriftart"><text:span text:style-name="T16"> </text:span></text:span><text:span text:style-name="Absatz-Standardschriftart"><text:span text:style-name="T17">TAD</text:span></text:span><text:span text:style-name="Absatz-Standardschriftart"><text:span text:style-name="T16"> </text:span></text:span><text:span text:style-name="Absatz-Standardschriftart"><text:span text:style-name="T15">básico</text:span></text:span></text:p>
          </table:table-cell>
          <table:table-cell table:style-name="Tabla1.B2" office:value-type="string">
            <text:p text:style-name="P6">Adrián</text:p>
          </table:table-cell>
        </table:table-row>
        <table:table-row>
          <table:table-cell table:style-name="Tabla1.A2" office:value-type="string">
            <text:p text:style-name="P2"><text:span text:style-name="Absatz-Standardschriftart"><text:span text:style-name="T15">Buscar</text:span></text:span><text:span text:style-name="Absatz-Standardschriftart"><text:span text:style-name="T18"> </text:span></text:span><text:span text:style-name="Absatz-Standardschriftart"><text:span text:style-name="T15">nodos</text:span></text:span><text:span text:style-name="Absatz-Standardschriftart"><text:span text:style-name="T19"> </text:span></text:span><text:span text:style-name="Absatz-Standardschriftart"><text:span text:style-name="T15">y</text:span></text:span><text:span text:style-name="Absatz-Standardschriftart"><text:span text:style-name="T19"> </text:span></text:span><text:span text:style-name="Absatz-Standardschriftart"><text:span text:style-name="T15">editar</text:span></text:span><text:span text:style-name="Absatz-Standardschriftart"><text:span text:style-name="T18"> </text:span></text:span><text:span text:style-name="Absatz-Standardschriftart"><text:span text:style-name="T15">nodos</text:span></text:span></text:p>
          </table:table-cell>
          <table:table-cell table:style-name="Tabla1.B2" office:value-type="string">
            <text:p text:style-name="P6">Miguel</text:p>
          </table:table-cell>
        </table:table-row>
        <table:table-row>
          <table:table-cell table:style-name="Tabla1.A2" office:value-type="string">
            <text:p text:style-name="P6"/>
          </table:table-cell>
          <table:table-cell table:style-name="Tabla1.B2" office:value-type="string">
            <text:p text:style-name="P6"/>
          </table:table-cell>
        </table:table-row>
      </table:table>
      <text:p text:style-name="P1"><text:span text:style-name="Absatz-Standardschriftart"><text:span text:style-name="T12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ans Serif Collection" svg:font-family="'Sans Serif Collection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Überschrift_20_1" style:display-name="Überschrift 1" style:family="paragraph" style:parent-style-name="Standard" style:default-outline-level="1">
      <style:paragraph-properties fo:margin-left="0.185cm" fo:margin-right="0cm" fo:hyphenation-ladder-count="no-limit" fo:text-indent="0cm" style:auto-text-indent="false">
        <style:tab-stops/>
      </style:paragraph-properties>
      <style:text-properties style:font-name="Tahoma" fo:font-family="Tahoma" style:font-family-generic="swiss" style:font-pitch="variable" fo:font-size="18.5pt" fo:font-weight="bold" style:font-name-asian="Tahoma" style:font-family-asian="Tahoma" style:font-family-generic-asian="swiss" style:font-pitch-asian="variable" style:font-size-asian="18.5pt" style:font-weight-asian="bold" style:font-size-complex="18.5pt" style:font-weight-complex="bold" fo:hyphenate="false" loext:hyphenation-no-caps="false" loext:hyphenation-no-last-word="false" loext:hyphenation-word-char-count="no-limit" loext:hyphenation-zone="no-limi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Paragraph" style:display-name="Table Paragraph" style:family="paragraph" style:parent-style-name="Standard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Absatz-Standardschriftar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line-height="5%"/>
    </style:style>
    <style:style style:name="MP2" style:family="paragraph" style:parent-style-name="Standard">
      <style:paragraph-properties fo:margin-left="0.071cm" fo:margin-right="0cm" fo:line-height="0.487cm" fo:text-indent="0cm" style:auto-text-indent="false">
        <style:tab-stops/>
      </style:paragraph-properties>
    </style:style>
    <style:style style:name="MP3" style:family="paragraph" style:parent-style-name="Standard">
      <style:paragraph-properties fo:margin-left="0.035cm" fo:margin-right="0cm" fo:line-height="0.487cm" fo:text-indent="0cm" style:auto-text-indent="false">
        <style:tab-stops/>
      </style:paragraph-properties>
    </style:style>
    <style:style style:name="MT1" style:family="text">
      <style:text-properties style:font-name="Times New Roman" fo:font-size="13pt" style:font-size-asian="13pt"/>
    </style:style>
    <style:style style:name="MT2" style:family="text">
      <style:text-properties style:font-name="Times New Roman" fo:font-size="13pt" fo:letter-spacing="-0.002cm" style:font-size-asian="13pt"/>
    </style:style>
    <style:style style:name="MT3" style:family="text">
      <style:text-properties style:font-name="Times New Roman" fo:font-size="13pt" fo:letter-spacing="0.06cm" style:font-size-asian="13pt"/>
    </style:style>
    <style:style style:name="MT4" style:family="text">
      <style:text-properties style:font-name="Times New Roman" fo:font-size="13pt" fo:letter-spacing="0.062cm" style:font-size-asian="13pt"/>
    </style:style>
    <style:style style:name="MT5" style:family="text">
      <style:text-properties style:font-name="Times New Roman" fo:font-size="13pt" fo:letter-spacing="0.026cm" style:font-size-asian="13pt"/>
    </style:style>
    <style:style style:name="MT6" style:family="text">
      <style:text-properties style:font-name="Times New Roman" fo:font-size="13pt" fo:letter-spacing="0.028cm" style:font-size-asian="13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writing-mode="lr-tb" draw:textarea-vertical-align="top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cm" fo:page-height="29.704cm" style:num-format="1" style:print-orientation="portrait" fo:margin-top="2.046cm" fo:margin-bottom="0.917cm" fo:margin-left="0.988cm" fo:margin-right="0.95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11" style:page-layout-name="Mpm2" draw:style-name="Mdp1">
      <style:footer>
        <text:p text:style-name="MP1"><draw:frame draw:style-name="Mfr1" draw:name="Text Box 36" text:anchor-type="paragraph" svg:x="1.263cm" svg:y="28.681cm" svg:width="0.709cm" style:rel-width="scale" svg:height="0.542cm" style:rel-height="scale" draw:z-index="2"><draw:text-box><text:p text:style-name="MP2"><text:span text:style-name="Absatz-Standardschriftart"><text:span text:style-name="MT1"><text:page-number text:select-page="current">1</text:page-number></text:span></text:span><text:span text:style-name="Absatz-Standardschriftart"><text:span text:style-name="MT1">/7</text:span></text:span></text:p></draw:text-box></draw:frame><draw:frame draw:style-name="Mfr1" draw:name="Text Box 26" text:anchor-type="paragraph" svg:x="3.233cm" svg:y="28.681cm" svg:width="6.391cm" style:rel-width="scale" svg:height="0.542cm" style:rel-height="scale" draw:z-index="1"><draw:text-box><text:p text:style-name="MP3"><text:span text:style-name="Absatz-Standardschriftart"><text:span text:style-name="MT2">Ejercicios</text:span></text:span><text:span text:style-name="Absatz-Standardschriftart"><text:span text:style-name="MT3"> </text:span></text:span><text:span text:style-name="Absatz-Standardschriftart"><text:span text:style-name="MT2">Colecciones</text:span></text:span><text:span text:style-name="Absatz-Standardschriftart"><text:span text:style-name="MT4"> </text:span></text:span><text:span text:style-name="Absatz-Standardschriftart"><text:span text:style-name="MT2">Enlazadas</text:span></text:span></text:p></draw:text-box></draw:frame><draw:frame draw:style-name="Mfr1" draw:name="Text Box 16" text:anchor-type="paragraph" svg:x="10.885cm" svg:y="28.681cm" svg:width="5.948cm" style:rel-width="scale" svg:height="0.542cm" style:rel-height="scale" draw:z-index="0"><draw:text-box><text:p text:style-name="MP3"><text:span text:style-name="Absatz-Standardschriftart"><text:span text:style-name="MT1">Xusa</text:span></text:span><text:span text:style-name="Absatz-Standardschriftart"><text:span text:style-name="MT5"> </text:span></text:span><text:span text:style-name="Absatz-Standardschriftart"><text:span text:style-name="MT2">García</text:span></text:span><text:span text:style-name="Absatz-Standardschriftart"><text:span text:style-name="MT6"> </text:span></text:span><text:span text:style-name="Absatz-Standardschriftart"><text:span text:style-name="MT1">y</text:span></text:span><text:span text:style-name="Absatz-Standardschriftart"><text:span text:style-name="MT6"> </text:span></text:span><text:span text:style-name="Absatz-Standardschriftart"><text:span text:style-name="MT2">Juanjo</text:span></text:span><text:span text:style-name="Absatz-Standardschriftart"><text:span text:style-name="MT6"> </text:span></text:span><text:span text:style-name="Absatz-Standardschriftart"><text:span text:style-name="MT2">Guarinos</text:span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3T20:14:14.324000000</meta:creation-date>
    <dc:date>2023-04-23T20:28:33.765000000</dc:date>
    <meta:editing-duration>PT14M19S</meta:editing-duration>
    <meta:editing-cycles>1</meta:editing-cycles>
    <meta:document-statistic meta:table-count="1" meta:image-count="0" meta:object-count="0" meta:page-count="1" meta:paragraph-count="12" meta:word-count="39" meta:character-count="238" meta:non-whitespace-character-count="211"/>
    <meta:generator>LibreOffice/7.5.2.2$Windows_X86_64 LibreOffice_project/53bb9681a964705cf672590721dbc85eb4d0c3a2</meta:generator>
  </office:meta>
</office:document-meta>
</file>